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default-cell-style-name="ce2"/>
        <table:table-column table:style-name="co1" table:default-cell-style-name="ce3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am No</text:p>
          </table:table-cell>
          <table:table-cell table:style-name="ce4" office:value-type="string" calcext:value-type="string">
            <text:p>Reading</text:p>
          </table:table-cell>
          <table:table-cell table:style-name="ce5" office:value-type="string" calcext:value-type="string">
            <text:p>Listening</text:p>
          </table:table-cell>
          <table:table-cell table:style-name="ce1" office:value-type="string" calcext:value-type="string">
            <text:p>Writing</text:p>
          </table:table-cell>
          <table:table-cell table:style-name="ce1" office:value-type="string" calcext:value-type="string">
            <text:p>Speaking</text:p>
          </table:table-cell>
          <table:table-cell table:style-name="ce1" office:value-type="string" calcext:value-type="string">
            <text:p>Score</text:p>
          </table:table-cell>
          <table:table-cell table:style-name="ce4" office:value-type="string" calcext:value-type="string">
            <text:p>R_band</text:p>
          </table:table-cell>
          <table:table-cell table:style-name="ce5" office:value-type="string" calcext:value-type="string">
            <text:p>L_band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]&gt;14;[.C2]&lt;19);&quot;5&quot;;IF([.C2]&lt;23;&quot;5.5&quot;;IF([.C2]&lt;27;&quot;6&quot;;IF([.C2]&lt;30;&quot;6.5&quot;;IF([.C2]&lt;33;&quot;7&quot;;IF([.C2]&lt;35;&quot;7.5&quot;;IF([.C2]&lt;37;&quot;8&quot;;IF([.C2]&lt;39;&quot;8.5&quot;; &quot;9&quot;))))))))" office:value-type="string" office:string-value="5.5" calcext:value-type="string">
            <text:p>5.5</text:p>
          </table:table-cell>
          <table:table-cell table:style-name="ce5" table:formula="of:=IF(AND([.D2]&gt;15;[.D2]&lt;18);&quot;5&quot;;IF([.D2]&lt;23;&quot;5.5&quot;;IF([.D2]&lt;26;&quot;6&quot;;IF([.D2]&lt;30;&quot;6.5&quot;;IF([.D2]&lt;32;&quot;7&quot;;IF([.D2]&lt;35;&quot;7.5&quot;;IF([.D2]&lt;37;&quot;8&quot;;IF([.D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]&gt;14;[.C3]&lt;19);&quot;5&quot;;IF([.C3]&lt;23;&quot;5.5&quot;;IF([.C3]&lt;27;&quot;6&quot;;IF([.C3]&lt;30;&quot;6.5&quot;;IF([.C3]&lt;33;&quot;7&quot;;IF([.C3]&lt;35;&quot;7.5&quot;;IF([.C3]&lt;37;&quot;8&quot;;IF([.C3]&lt;39;&quot;8.5&quot;; &quot;9&quot;))))))))" office:value-type="string" office:string-value="5.5" calcext:value-type="string">
            <text:p>5.5</text:p>
          </table:table-cell>
          <table:table-cell table:style-name="ce5" table:formula="of:=IF(AND([.D3]&gt;15;[.D3]&lt;18);&quot;5&quot;;IF([.D3]&lt;23;&quot;5.5&quot;;IF([.D3]&lt;26;&quot;6&quot;;IF([.D3]&lt;30;&quot;6.5&quot;;IF([.D3]&lt;32;&quot;7&quot;;IF([.D3]&lt;35;&quot;7.5&quot;;IF([.D3]&lt;37;&quot;8&quot;;IF([.D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]&gt;14;[.C4]&lt;19);&quot;5&quot;;IF([.C4]&lt;23;&quot;5.5&quot;;IF([.C4]&lt;27;&quot;6&quot;;IF([.C4]&lt;30;&quot;6.5&quot;;IF([.C4]&lt;33;&quot;7&quot;;IF([.C4]&lt;35;&quot;7.5&quot;;IF([.C4]&lt;37;&quot;8&quot;;IF([.C4]&lt;39;&quot;8.5&quot;; &quot;9&quot;))))))))" office:value-type="string" office:string-value="5.5" calcext:value-type="string">
            <text:p>5.5</text:p>
          </table:table-cell>
          <table:table-cell table:style-name="ce5" table:formula="of:=IF(AND([.D4]&gt;15;[.D4]&lt;18);&quot;5&quot;;IF([.D4]&lt;23;&quot;5.5&quot;;IF([.D4]&lt;26;&quot;6&quot;;IF([.D4]&lt;30;&quot;6.5&quot;;IF([.D4]&lt;32;&quot;7&quot;;IF([.D4]&lt;35;&quot;7.5&quot;;IF([.D4]&lt;37;&quot;8&quot;;IF([.D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]&gt;14;[.C5]&lt;19);&quot;5&quot;;IF([.C5]&lt;23;&quot;5.5&quot;;IF([.C5]&lt;27;&quot;6&quot;;IF([.C5]&lt;30;&quot;6.5&quot;;IF([.C5]&lt;33;&quot;7&quot;;IF([.C5]&lt;35;&quot;7.5&quot;;IF([.C5]&lt;37;&quot;8&quot;;IF([.C5]&lt;39;&quot;8.5&quot;; &quot;9&quot;))))))))" office:value-type="string" office:string-value="5.5" calcext:value-type="string">
            <text:p>5.5</text:p>
          </table:table-cell>
          <table:table-cell table:style-name="ce5" table:formula="of:=IF(AND([.D5]&gt;15;[.D5]&lt;18);&quot;5&quot;;IF([.D5]&lt;23;&quot;5.5&quot;;IF([.D5]&lt;26;&quot;6&quot;;IF([.D5]&lt;30;&quot;6.5&quot;;IF([.D5]&lt;32;&quot;7&quot;;IF([.D5]&lt;35;&quot;7.5&quot;;IF([.D5]&lt;37;&quot;8&quot;;IF([.D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6]&gt;14;[.C6]&lt;19);&quot;5&quot;;IF([.C6]&lt;23;&quot;5.5&quot;;IF([.C6]&lt;27;&quot;6&quot;;IF([.C6]&lt;30;&quot;6.5&quot;;IF([.C6]&lt;33;&quot;7&quot;;IF([.C6]&lt;35;&quot;7.5&quot;;IF([.C6]&lt;37;&quot;8&quot;;IF([.C6]&lt;39;&quot;8.5&quot;; &quot;9&quot;))))))))" office:value-type="string" office:string-value="5.5" calcext:value-type="string">
            <text:p>5.5</text:p>
          </table:table-cell>
          <table:table-cell table:style-name="ce5" table:formula="of:=IF(AND([.D6]&gt;15;[.D6]&lt;18);&quot;5&quot;;IF([.D6]&lt;23;&quot;5.5&quot;;IF([.D6]&lt;26;&quot;6&quot;;IF([.D6]&lt;30;&quot;6.5&quot;;IF([.D6]&lt;32;&quot;7&quot;;IF([.D6]&lt;35;&quot;7.5&quot;;IF([.D6]&lt;37;&quot;8&quot;;IF([.D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7]&gt;14;[.C7]&lt;19);&quot;5&quot;;IF([.C7]&lt;23;&quot;5.5&quot;;IF([.C7]&lt;27;&quot;6&quot;;IF([.C7]&lt;30;&quot;6.5&quot;;IF([.C7]&lt;33;&quot;7&quot;;IF([.C7]&lt;35;&quot;7.5&quot;;IF([.C7]&lt;37;&quot;8&quot;;IF([.C7]&lt;39;&quot;8.5&quot;; &quot;9&quot;))))))))" office:value-type="string" office:string-value="5.5" calcext:value-type="string">
            <text:p>5.5</text:p>
          </table:table-cell>
          <table:table-cell table:style-name="ce5" table:formula="of:=IF(AND([.D7]&gt;15;[.D7]&lt;18);&quot;5&quot;;IF([.D7]&lt;23;&quot;5.5&quot;;IF([.D7]&lt;26;&quot;6&quot;;IF([.D7]&lt;30;&quot;6.5&quot;;IF([.D7]&lt;32;&quot;7&quot;;IF([.D7]&lt;35;&quot;7.5&quot;;IF([.D7]&lt;37;&quot;8&quot;;IF([.D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8]&gt;14;[.C8]&lt;19);&quot;5&quot;;IF([.C8]&lt;23;&quot;5.5&quot;;IF([.C8]&lt;27;&quot;6&quot;;IF([.C8]&lt;30;&quot;6.5&quot;;IF([.C8]&lt;33;&quot;7&quot;;IF([.C8]&lt;35;&quot;7.5&quot;;IF([.C8]&lt;37;&quot;8&quot;;IF([.C8]&lt;39;&quot;8.5&quot;; &quot;9&quot;))))))))" office:value-type="string" office:string-value="5.5" calcext:value-type="string">
            <text:p>5.5</text:p>
          </table:table-cell>
          <table:table-cell table:style-name="ce5" table:formula="of:=IF(AND([.D8]&gt;15;[.D8]&lt;18);&quot;5&quot;;IF([.D8]&lt;23;&quot;5.5&quot;;IF([.D8]&lt;26;&quot;6&quot;;IF([.D8]&lt;30;&quot;6.5&quot;;IF([.D8]&lt;32;&quot;7&quot;;IF([.D8]&lt;35;&quot;7.5&quot;;IF([.D8]&lt;37;&quot;8&quot;;IF([.D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9]&gt;14;[.C9]&lt;19);&quot;5&quot;;IF([.C9]&lt;23;&quot;5.5&quot;;IF([.C9]&lt;27;&quot;6&quot;;IF([.C9]&lt;30;&quot;6.5&quot;;IF([.C9]&lt;33;&quot;7&quot;;IF([.C9]&lt;35;&quot;7.5&quot;;IF([.C9]&lt;37;&quot;8&quot;;IF([.C9]&lt;39;&quot;8.5&quot;; &quot;9&quot;))))))))" office:value-type="string" office:string-value="5.5" calcext:value-type="string">
            <text:p>5.5</text:p>
          </table:table-cell>
          <table:table-cell table:style-name="ce5" table:formula="of:=IF(AND([.D9]&gt;15;[.D9]&lt;18);&quot;5&quot;;IF([.D9]&lt;23;&quot;5.5&quot;;IF([.D9]&lt;26;&quot;6&quot;;IF([.D9]&lt;30;&quot;6.5&quot;;IF([.D9]&lt;32;&quot;7&quot;;IF([.D9]&lt;35;&quot;7.5&quot;;IF([.D9]&lt;37;&quot;8&quot;;IF([.D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0]&gt;14;[.C10]&lt;19);&quot;5&quot;;IF([.C10]&lt;23;&quot;5.5&quot;;IF([.C10]&lt;27;&quot;6&quot;;IF([.C10]&lt;30;&quot;6.5&quot;;IF([.C10]&lt;33;&quot;7&quot;;IF([.C10]&lt;35;&quot;7.5&quot;;IF([.C10]&lt;37;&quot;8&quot;;IF([.C10]&lt;39;&quot;8.5&quot;; &quot;9&quot;))))))))" office:value-type="string" office:string-value="5.5" calcext:value-type="string">
            <text:p>5.5</text:p>
          </table:table-cell>
          <table:table-cell table:style-name="ce5" table:formula="of:=IF(AND([.D10]&gt;15;[.D10]&lt;18);&quot;5&quot;;IF([.D10]&lt;23;&quot;5.5&quot;;IF([.D10]&lt;26;&quot;6&quot;;IF([.D10]&lt;30;&quot;6.5&quot;;IF([.D10]&lt;32;&quot;7&quot;;IF([.D10]&lt;35;&quot;7.5&quot;;IF([.D10]&lt;37;&quot;8&quot;;IF([.D1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1]&gt;14;[.C11]&lt;19);&quot;5&quot;;IF([.C11]&lt;23;&quot;5.5&quot;;IF([.C11]&lt;27;&quot;6&quot;;IF([.C11]&lt;30;&quot;6.5&quot;;IF([.C11]&lt;33;&quot;7&quot;;IF([.C11]&lt;35;&quot;7.5&quot;;IF([.C11]&lt;37;&quot;8&quot;;IF([.C11]&lt;39;&quot;8.5&quot;; &quot;9&quot;))))))))" office:value-type="string" office:string-value="5.5" calcext:value-type="string">
            <text:p>5.5</text:p>
          </table:table-cell>
          <table:table-cell table:style-name="ce5" table:formula="of:=IF(AND([.D3]&gt;15;[.D3]&lt;18);&quot;5&quot;;IF([.D3]&lt;23;&quot;5.5&quot;;IF([.D3]&lt;26;&quot;6&quot;;IF([.D3]&lt;30;&quot;6.5&quot;;IF([.D3]&lt;32;&quot;7&quot;;IF([.D3]&lt;35;&quot;7.5&quot;;IF([.D3]&lt;37;&quot;8&quot;;IF([.D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2]&gt;14;[.C12]&lt;19);&quot;5&quot;;IF([.C12]&lt;23;&quot;5.5&quot;;IF([.C12]&lt;27;&quot;6&quot;;IF([.C12]&lt;30;&quot;6.5&quot;;IF([.C12]&lt;33;&quot;7&quot;;IF([.C12]&lt;35;&quot;7.5&quot;;IF([.C12]&lt;37;&quot;8&quot;;IF([.C12]&lt;39;&quot;8.5&quot;; &quot;9&quot;))))))))" office:value-type="string" office:string-value="5.5" calcext:value-type="string">
            <text:p>5.5</text:p>
          </table:table-cell>
          <table:table-cell table:style-name="ce5" table:formula="of:=IF(AND([.D4]&gt;15;[.D4]&lt;18);&quot;5&quot;;IF([.D4]&lt;23;&quot;5.5&quot;;IF([.D4]&lt;26;&quot;6&quot;;IF([.D4]&lt;30;&quot;6.5&quot;;IF([.D4]&lt;32;&quot;7&quot;;IF([.D4]&lt;35;&quot;7.5&quot;;IF([.D4]&lt;37;&quot;8&quot;;IF([.D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3]&gt;14;[.C13]&lt;19);&quot;5&quot;;IF([.C13]&lt;23;&quot;5.5&quot;;IF([.C13]&lt;27;&quot;6&quot;;IF([.C13]&lt;30;&quot;6.5&quot;;IF([.C13]&lt;33;&quot;7&quot;;IF([.C13]&lt;35;&quot;7.5&quot;;IF([.C13]&lt;37;&quot;8&quot;;IF([.C13]&lt;39;&quot;8.5&quot;; &quot;9&quot;))))))))" office:value-type="string" office:string-value="5.5" calcext:value-type="string">
            <text:p>5.5</text:p>
          </table:table-cell>
          <table:table-cell table:style-name="ce5" table:formula="of:=IF(AND([.D5]&gt;15;[.D5]&lt;18);&quot;5&quot;;IF([.D5]&lt;23;&quot;5.5&quot;;IF([.D5]&lt;26;&quot;6&quot;;IF([.D5]&lt;30;&quot;6.5&quot;;IF([.D5]&lt;32;&quot;7&quot;;IF([.D5]&lt;35;&quot;7.5&quot;;IF([.D5]&lt;37;&quot;8&quot;;IF([.D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4]&gt;14;[.C14]&lt;19);&quot;5&quot;;IF([.C14]&lt;23;&quot;5.5&quot;;IF([.C14]&lt;27;&quot;6&quot;;IF([.C14]&lt;30;&quot;6.5&quot;;IF([.C14]&lt;33;&quot;7&quot;;IF([.C14]&lt;35;&quot;7.5&quot;;IF([.C14]&lt;37;&quot;8&quot;;IF([.C14]&lt;39;&quot;8.5&quot;; &quot;9&quot;))))))))" office:value-type="string" office:string-value="5.5" calcext:value-type="string">
            <text:p>5.5</text:p>
          </table:table-cell>
          <table:table-cell table:style-name="ce5" table:formula="of:=IF(AND([.D6]&gt;15;[.D6]&lt;18);&quot;5&quot;;IF([.D6]&lt;23;&quot;5.5&quot;;IF([.D6]&lt;26;&quot;6&quot;;IF([.D6]&lt;30;&quot;6.5&quot;;IF([.D6]&lt;32;&quot;7&quot;;IF([.D6]&lt;35;&quot;7.5&quot;;IF([.D6]&lt;37;&quot;8&quot;;IF([.D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5]&gt;14;[.C15]&lt;19);&quot;5&quot;;IF([.C15]&lt;23;&quot;5.5&quot;;IF([.C15]&lt;27;&quot;6&quot;;IF([.C15]&lt;30;&quot;6.5&quot;;IF([.C15]&lt;33;&quot;7&quot;;IF([.C15]&lt;35;&quot;7.5&quot;;IF([.C15]&lt;37;&quot;8&quot;;IF([.C15]&lt;39;&quot;8.5&quot;; &quot;9&quot;))))))))" office:value-type="string" office:string-value="5.5" calcext:value-type="string">
            <text:p>5.5</text:p>
          </table:table-cell>
          <table:table-cell table:style-name="ce5" table:formula="of:=IF(AND([.D7]&gt;15;[.D7]&lt;18);&quot;5&quot;;IF([.D7]&lt;23;&quot;5.5&quot;;IF([.D7]&lt;26;&quot;6&quot;;IF([.D7]&lt;30;&quot;6.5&quot;;IF([.D7]&lt;32;&quot;7&quot;;IF([.D7]&lt;35;&quot;7.5&quot;;IF([.D7]&lt;37;&quot;8&quot;;IF([.D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6]&gt;14;[.C16]&lt;19);&quot;5&quot;;IF([.C16]&lt;23;&quot;5.5&quot;;IF([.C16]&lt;27;&quot;6&quot;;IF([.C16]&lt;30;&quot;6.5&quot;;IF([.C16]&lt;33;&quot;7&quot;;IF([.C16]&lt;35;&quot;7.5&quot;;IF([.C16]&lt;37;&quot;8&quot;;IF([.C16]&lt;39;&quot;8.5&quot;; &quot;9&quot;))))))))" office:value-type="string" office:string-value="5.5" calcext:value-type="string">
            <text:p>5.5</text:p>
          </table:table-cell>
          <table:table-cell table:style-name="ce5" table:formula="of:=IF(AND([.D8]&gt;15;[.D8]&lt;18);&quot;5&quot;;IF([.D8]&lt;23;&quot;5.5&quot;;IF([.D8]&lt;26;&quot;6&quot;;IF([.D8]&lt;30;&quot;6.5&quot;;IF([.D8]&lt;32;&quot;7&quot;;IF([.D8]&lt;35;&quot;7.5&quot;;IF([.D8]&lt;37;&quot;8&quot;;IF([.D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7]&gt;14;[.C17]&lt;19);&quot;5&quot;;IF([.C17]&lt;23;&quot;5.5&quot;;IF([.C17]&lt;27;&quot;6&quot;;IF([.C17]&lt;30;&quot;6.5&quot;;IF([.C17]&lt;33;&quot;7&quot;;IF([.C17]&lt;35;&quot;7.5&quot;;IF([.C17]&lt;37;&quot;8&quot;;IF([.C17]&lt;39;&quot;8.5&quot;; &quot;9&quot;))))))))" office:value-type="string" office:string-value="5.5" calcext:value-type="string">
            <text:p>5.5</text:p>
          </table:table-cell>
          <table:table-cell table:style-name="ce5" table:formula="of:=IF(AND([.D9]&gt;15;[.D9]&lt;18);&quot;5&quot;;IF([.D9]&lt;23;&quot;5.5&quot;;IF([.D9]&lt;26;&quot;6&quot;;IF([.D9]&lt;30;&quot;6.5&quot;;IF([.D9]&lt;32;&quot;7&quot;;IF([.D9]&lt;35;&quot;7.5&quot;;IF([.D9]&lt;37;&quot;8&quot;;IF([.D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8]&gt;14;[.C18]&lt;19);&quot;5&quot;;IF([.C18]&lt;23;&quot;5.5&quot;;IF([.C18]&lt;27;&quot;6&quot;;IF([.C18]&lt;30;&quot;6.5&quot;;IF([.C18]&lt;33;&quot;7&quot;;IF([.C18]&lt;35;&quot;7.5&quot;;IF([.C18]&lt;37;&quot;8&quot;;IF([.C18]&lt;39;&quot;8.5&quot;; &quot;9&quot;))))))))" office:value-type="string" office:string-value="5.5" calcext:value-type="string">
            <text:p>5.5</text:p>
          </table:table-cell>
          <table:table-cell table:style-name="ce5" table:formula="of:=IF(AND([.D10]&gt;15;[.D10]&lt;18);&quot;5&quot;;IF([.D10]&lt;23;&quot;5.5&quot;;IF([.D10]&lt;26;&quot;6&quot;;IF([.D10]&lt;30;&quot;6.5&quot;;IF([.D10]&lt;32;&quot;7&quot;;IF([.D10]&lt;35;&quot;7.5&quot;;IF([.D10]&lt;37;&quot;8&quot;;IF([.D1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19]&gt;14;[.C19]&lt;19);&quot;5&quot;;IF([.C19]&lt;23;&quot;5.5&quot;;IF([.C19]&lt;27;&quot;6&quot;;IF([.C19]&lt;30;&quot;6.5&quot;;IF([.C19]&lt;33;&quot;7&quot;;IF([.C19]&lt;35;&quot;7.5&quot;;IF([.C19]&lt;37;&quot;8&quot;;IF([.C19]&lt;39;&quot;8.5&quot;; &quot;9&quot;))))))))" office:value-type="string" office:string-value="5.5" calcext:value-type="string">
            <text:p>5.5</text:p>
          </table:table-cell>
          <table:table-cell table:style-name="ce5" table:formula="of:=IF(AND([.D11]&gt;15;[.D11]&lt;18);&quot;5&quot;;IF([.D11]&lt;23;&quot;5.5&quot;;IF([.D11]&lt;26;&quot;6&quot;;IF([.D11]&lt;30;&quot;6.5&quot;;IF([.D11]&lt;32;&quot;7&quot;;IF([.D11]&lt;35;&quot;7.5&quot;;IF([.D11]&lt;37;&quot;8&quot;;IF([.D11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0]&gt;14;[.C20]&lt;19);&quot;5&quot;;IF([.C20]&lt;23;&quot;5.5&quot;;IF([.C20]&lt;27;&quot;6&quot;;IF([.C20]&lt;30;&quot;6.5&quot;;IF([.C20]&lt;33;&quot;7&quot;;IF([.C20]&lt;35;&quot;7.5&quot;;IF([.C20]&lt;37;&quot;8&quot;;IF([.C20]&lt;39;&quot;8.5&quot;; &quot;9&quot;))))))))" office:value-type="string" office:string-value="5.5" calcext:value-type="string">
            <text:p>5.5</text:p>
          </table:table-cell>
          <table:table-cell table:style-name="ce5" table:formula="of:=IF(AND([.D12]&gt;15;[.D12]&lt;18);&quot;5&quot;;IF([.D12]&lt;23;&quot;5.5&quot;;IF([.D12]&lt;26;&quot;6&quot;;IF([.D12]&lt;30;&quot;6.5&quot;;IF([.D12]&lt;32;&quot;7&quot;;IF([.D12]&lt;35;&quot;7.5&quot;;IF([.D12]&lt;37;&quot;8&quot;;IF([.D1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1]&gt;14;[.C21]&lt;19);&quot;5&quot;;IF([.C21]&lt;23;&quot;5.5&quot;;IF([.C21]&lt;27;&quot;6&quot;;IF([.C21]&lt;30;&quot;6.5&quot;;IF([.C21]&lt;33;&quot;7&quot;;IF([.C21]&lt;35;&quot;7.5&quot;;IF([.C21]&lt;37;&quot;8&quot;;IF([.C21]&lt;39;&quot;8.5&quot;; &quot;9&quot;))))))))" office:value-type="string" office:string-value="5.5" calcext:value-type="string">
            <text:p>5.5</text:p>
          </table:table-cell>
          <table:table-cell table:style-name="ce5" table:formula="of:=IF(AND([.D13]&gt;15;[.D13]&lt;18);&quot;5&quot;;IF([.D13]&lt;23;&quot;5.5&quot;;IF([.D13]&lt;26;&quot;6&quot;;IF([.D13]&lt;30;&quot;6.5&quot;;IF([.D13]&lt;32;&quot;7&quot;;IF([.D13]&lt;35;&quot;7.5&quot;;IF([.D13]&lt;37;&quot;8&quot;;IF([.D1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2]&gt;14;[.C22]&lt;19);&quot;5&quot;;IF([.C22]&lt;23;&quot;5.5&quot;;IF([.C22]&lt;27;&quot;6&quot;;IF([.C22]&lt;30;&quot;6.5&quot;;IF([.C22]&lt;33;&quot;7&quot;;IF([.C22]&lt;35;&quot;7.5&quot;;IF([.C22]&lt;37;&quot;8&quot;;IF([.C22]&lt;39;&quot;8.5&quot;; &quot;9&quot;))))))))" office:value-type="string" office:string-value="5.5" calcext:value-type="string">
            <text:p>5.5</text:p>
          </table:table-cell>
          <table:table-cell table:style-name="ce5" table:formula="of:=IF(AND([.D14]&gt;15;[.D14]&lt;18);&quot;5&quot;;IF([.D14]&lt;23;&quot;5.5&quot;;IF([.D14]&lt;26;&quot;6&quot;;IF([.D14]&lt;30;&quot;6.5&quot;;IF([.D14]&lt;32;&quot;7&quot;;IF([.D14]&lt;35;&quot;7.5&quot;;IF([.D14]&lt;37;&quot;8&quot;;IF([.D1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3]&gt;14;[.C23]&lt;19);&quot;5&quot;;IF([.C23]&lt;23;&quot;5.5&quot;;IF([.C23]&lt;27;&quot;6&quot;;IF([.C23]&lt;30;&quot;6.5&quot;;IF([.C23]&lt;33;&quot;7&quot;;IF([.C23]&lt;35;&quot;7.5&quot;;IF([.C23]&lt;37;&quot;8&quot;;IF([.C23]&lt;39;&quot;8.5&quot;; &quot;9&quot;))))))))" office:value-type="string" office:string-value="5.5" calcext:value-type="string">
            <text:p>5.5</text:p>
          </table:table-cell>
          <table:table-cell table:style-name="ce5" table:formula="of:=IF(AND([.D15]&gt;15;[.D15]&lt;18);&quot;5&quot;;IF([.D15]&lt;23;&quot;5.5&quot;;IF([.D15]&lt;26;&quot;6&quot;;IF([.D15]&lt;30;&quot;6.5&quot;;IF([.D15]&lt;32;&quot;7&quot;;IF([.D15]&lt;35;&quot;7.5&quot;;IF([.D15]&lt;37;&quot;8&quot;;IF([.D1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4]&gt;14;[.C24]&lt;19);&quot;5&quot;;IF([.C24]&lt;23;&quot;5.5&quot;;IF([.C24]&lt;27;&quot;6&quot;;IF([.C24]&lt;30;&quot;6.5&quot;;IF([.C24]&lt;33;&quot;7&quot;;IF([.C24]&lt;35;&quot;7.5&quot;;IF([.C24]&lt;37;&quot;8&quot;;IF([.C24]&lt;39;&quot;8.5&quot;; &quot;9&quot;))))))))" office:value-type="string" office:string-value="5.5" calcext:value-type="string">
            <text:p>5.5</text:p>
          </table:table-cell>
          <table:table-cell table:style-name="ce5" table:formula="of:=IF(AND([.D16]&gt;15;[.D16]&lt;18);&quot;5&quot;;IF([.D16]&lt;23;&quot;5.5&quot;;IF([.D16]&lt;26;&quot;6&quot;;IF([.D16]&lt;30;&quot;6.5&quot;;IF([.D16]&lt;32;&quot;7&quot;;IF([.D16]&lt;35;&quot;7.5&quot;;IF([.D16]&lt;37;&quot;8&quot;;IF([.D1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5]&gt;14;[.C25]&lt;19);&quot;5&quot;;IF([.C25]&lt;23;&quot;5.5&quot;;IF([.C25]&lt;27;&quot;6&quot;;IF([.C25]&lt;30;&quot;6.5&quot;;IF([.C25]&lt;33;&quot;7&quot;;IF([.C25]&lt;35;&quot;7.5&quot;;IF([.C25]&lt;37;&quot;8&quot;;IF([.C25]&lt;39;&quot;8.5&quot;; &quot;9&quot;))))))))" office:value-type="string" office:string-value="5.5" calcext:value-type="string">
            <text:p>5.5</text:p>
          </table:table-cell>
          <table:table-cell table:style-name="ce5" table:formula="of:=IF(AND([.D17]&gt;15;[.D17]&lt;18);&quot;5&quot;;IF([.D17]&lt;23;&quot;5.5&quot;;IF([.D17]&lt;26;&quot;6&quot;;IF([.D17]&lt;30;&quot;6.5&quot;;IF([.D17]&lt;32;&quot;7&quot;;IF([.D17]&lt;35;&quot;7.5&quot;;IF([.D17]&lt;37;&quot;8&quot;;IF([.D1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6]&gt;14;[.C26]&lt;19);&quot;5&quot;;IF([.C26]&lt;23;&quot;5.5&quot;;IF([.C26]&lt;27;&quot;6&quot;;IF([.C26]&lt;30;&quot;6.5&quot;;IF([.C26]&lt;33;&quot;7&quot;;IF([.C26]&lt;35;&quot;7.5&quot;;IF([.C26]&lt;37;&quot;8&quot;;IF([.C26]&lt;39;&quot;8.5&quot;; &quot;9&quot;))))))))" office:value-type="string" office:string-value="5.5" calcext:value-type="string">
            <text:p>5.5</text:p>
          </table:table-cell>
          <table:table-cell table:style-name="ce5" table:formula="of:=IF(AND([.D18]&gt;15;[.D18]&lt;18);&quot;5&quot;;IF([.D18]&lt;23;&quot;5.5&quot;;IF([.D18]&lt;26;&quot;6&quot;;IF([.D18]&lt;30;&quot;6.5&quot;;IF([.D18]&lt;32;&quot;7&quot;;IF([.D18]&lt;35;&quot;7.5&quot;;IF([.D18]&lt;37;&quot;8&quot;;IF([.D1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7]&gt;14;[.C27]&lt;19);&quot;5&quot;;IF([.C27]&lt;23;&quot;5.5&quot;;IF([.C27]&lt;27;&quot;6&quot;;IF([.C27]&lt;30;&quot;6.5&quot;;IF([.C27]&lt;33;&quot;7&quot;;IF([.C27]&lt;35;&quot;7.5&quot;;IF([.C27]&lt;37;&quot;8&quot;;IF([.C27]&lt;39;&quot;8.5&quot;; &quot;9&quot;))))))))" office:value-type="string" office:string-value="5.5" calcext:value-type="string">
            <text:p>5.5</text:p>
          </table:table-cell>
          <table:table-cell table:style-name="ce5" table:formula="of:=IF(AND([.D19]&gt;15;[.D19]&lt;18);&quot;5&quot;;IF([.D19]&lt;23;&quot;5.5&quot;;IF([.D19]&lt;26;&quot;6&quot;;IF([.D19]&lt;30;&quot;6.5&quot;;IF([.D19]&lt;32;&quot;7&quot;;IF([.D19]&lt;35;&quot;7.5&quot;;IF([.D19]&lt;37;&quot;8&quot;;IF([.D1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8]&gt;14;[.C28]&lt;19);&quot;5&quot;;IF([.C28]&lt;23;&quot;5.5&quot;;IF([.C28]&lt;27;&quot;6&quot;;IF([.C28]&lt;30;&quot;6.5&quot;;IF([.C28]&lt;33;&quot;7&quot;;IF([.C28]&lt;35;&quot;7.5&quot;;IF([.C28]&lt;37;&quot;8&quot;;IF([.C28]&lt;39;&quot;8.5&quot;; &quot;9&quot;))))))))" office:value-type="string" office:string-value="5.5" calcext:value-type="string">
            <text:p>5.5</text:p>
          </table:table-cell>
          <table:table-cell table:style-name="ce5" table:formula="of:=IF(AND([.D20]&gt;15;[.D20]&lt;18);&quot;5&quot;;IF([.D20]&lt;23;&quot;5.5&quot;;IF([.D20]&lt;26;&quot;6&quot;;IF([.D20]&lt;30;&quot;6.5&quot;;IF([.D20]&lt;32;&quot;7&quot;;IF([.D20]&lt;35;&quot;7.5&quot;;IF([.D20]&lt;37;&quot;8&quot;;IF([.D2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29]&gt;14;[.C29]&lt;19);&quot;5&quot;;IF([.C29]&lt;23;&quot;5.5&quot;;IF([.C29]&lt;27;&quot;6&quot;;IF([.C29]&lt;30;&quot;6.5&quot;;IF([.C29]&lt;33;&quot;7&quot;;IF([.C29]&lt;35;&quot;7.5&quot;;IF([.C29]&lt;37;&quot;8&quot;;IF([.C29]&lt;39;&quot;8.5&quot;; &quot;9&quot;))))))))" office:value-type="string" office:string-value="5.5" calcext:value-type="string">
            <text:p>5.5</text:p>
          </table:table-cell>
          <table:table-cell table:style-name="ce5" table:formula="of:=IF(AND([.D21]&gt;15;[.D21]&lt;18);&quot;5&quot;;IF([.D21]&lt;23;&quot;5.5&quot;;IF([.D21]&lt;26;&quot;6&quot;;IF([.D21]&lt;30;&quot;6.5&quot;;IF([.D21]&lt;32;&quot;7&quot;;IF([.D21]&lt;35;&quot;7.5&quot;;IF([.D21]&lt;37;&quot;8&quot;;IF([.D21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0]&gt;14;[.C30]&lt;19);&quot;5&quot;;IF([.C30]&lt;23;&quot;5.5&quot;;IF([.C30]&lt;27;&quot;6&quot;;IF([.C30]&lt;30;&quot;6.5&quot;;IF([.C30]&lt;33;&quot;7&quot;;IF([.C30]&lt;35;&quot;7.5&quot;;IF([.C30]&lt;37;&quot;8&quot;;IF([.C30]&lt;39;&quot;8.5&quot;; &quot;9&quot;))))))))" office:value-type="string" office:string-value="5.5" calcext:value-type="string">
            <text:p>5.5</text:p>
          </table:table-cell>
          <table:table-cell table:style-name="ce5" table:formula="of:=IF(AND([.D22]&gt;15;[.D22]&lt;18);&quot;5&quot;;IF([.D22]&lt;23;&quot;5.5&quot;;IF([.D22]&lt;26;&quot;6&quot;;IF([.D22]&lt;30;&quot;6.5&quot;;IF([.D22]&lt;32;&quot;7&quot;;IF([.D22]&lt;35;&quot;7.5&quot;;IF([.D22]&lt;37;&quot;8&quot;;IF([.D2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1]&gt;14;[.C31]&lt;19);&quot;5&quot;;IF([.C31]&lt;23;&quot;5.5&quot;;IF([.C31]&lt;27;&quot;6&quot;;IF([.C31]&lt;30;&quot;6.5&quot;;IF([.C31]&lt;33;&quot;7&quot;;IF([.C31]&lt;35;&quot;7.5&quot;;IF([.C31]&lt;37;&quot;8&quot;;IF([.C31]&lt;39;&quot;8.5&quot;; &quot;9&quot;))))))))" office:value-type="string" office:string-value="5.5" calcext:value-type="string">
            <text:p>5.5</text:p>
          </table:table-cell>
          <table:table-cell table:style-name="ce5" table:formula="of:=IF(AND([.D23]&gt;15;[.D23]&lt;18);&quot;5&quot;;IF([.D23]&lt;23;&quot;5.5&quot;;IF([.D23]&lt;26;&quot;6&quot;;IF([.D23]&lt;30;&quot;6.5&quot;;IF([.D23]&lt;32;&quot;7&quot;;IF([.D23]&lt;35;&quot;7.5&quot;;IF([.D23]&lt;37;&quot;8&quot;;IF([.D2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2]&gt;14;[.C32]&lt;19);&quot;5&quot;;IF([.C32]&lt;23;&quot;5.5&quot;;IF([.C32]&lt;27;&quot;6&quot;;IF([.C32]&lt;30;&quot;6.5&quot;;IF([.C32]&lt;33;&quot;7&quot;;IF([.C32]&lt;35;&quot;7.5&quot;;IF([.C32]&lt;37;&quot;8&quot;;IF([.C32]&lt;39;&quot;8.5&quot;; &quot;9&quot;))))))))" office:value-type="string" office:string-value="5.5" calcext:value-type="string">
            <text:p>5.5</text:p>
          </table:table-cell>
          <table:table-cell table:style-name="ce5" table:formula="of:=IF(AND([.D24]&gt;15;[.D24]&lt;18);&quot;5&quot;;IF([.D24]&lt;23;&quot;5.5&quot;;IF([.D24]&lt;26;&quot;6&quot;;IF([.D24]&lt;30;&quot;6.5&quot;;IF([.D24]&lt;32;&quot;7&quot;;IF([.D24]&lt;35;&quot;7.5&quot;;IF([.D24]&lt;37;&quot;8&quot;;IF([.D2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3]&gt;14;[.C33]&lt;19);&quot;5&quot;;IF([.C33]&lt;23;&quot;5.5&quot;;IF([.C33]&lt;27;&quot;6&quot;;IF([.C33]&lt;30;&quot;6.5&quot;;IF([.C33]&lt;33;&quot;7&quot;;IF([.C33]&lt;35;&quot;7.5&quot;;IF([.C33]&lt;37;&quot;8&quot;;IF([.C33]&lt;39;&quot;8.5&quot;; &quot;9&quot;))))))))" office:value-type="string" office:string-value="5.5" calcext:value-type="string">
            <text:p>5.5</text:p>
          </table:table-cell>
          <table:table-cell table:style-name="ce5" table:formula="of:=IF(AND([.D25]&gt;15;[.D25]&lt;18);&quot;5&quot;;IF([.D25]&lt;23;&quot;5.5&quot;;IF([.D25]&lt;26;&quot;6&quot;;IF([.D25]&lt;30;&quot;6.5&quot;;IF([.D25]&lt;32;&quot;7&quot;;IF([.D25]&lt;35;&quot;7.5&quot;;IF([.D25]&lt;37;&quot;8&quot;;IF([.D2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4]&gt;14;[.C34]&lt;19);&quot;5&quot;;IF([.C34]&lt;23;&quot;5.5&quot;;IF([.C34]&lt;27;&quot;6&quot;;IF([.C34]&lt;30;&quot;6.5&quot;;IF([.C34]&lt;33;&quot;7&quot;;IF([.C34]&lt;35;&quot;7.5&quot;;IF([.C34]&lt;37;&quot;8&quot;;IF([.C34]&lt;39;&quot;8.5&quot;; &quot;9&quot;))))))))" office:value-type="string" office:string-value="5.5" calcext:value-type="string">
            <text:p>5.5</text:p>
          </table:table-cell>
          <table:table-cell table:style-name="ce5" table:formula="of:=IF(AND([.D26]&gt;15;[.D26]&lt;18);&quot;5&quot;;IF([.D26]&lt;23;&quot;5.5&quot;;IF([.D26]&lt;26;&quot;6&quot;;IF([.D26]&lt;30;&quot;6.5&quot;;IF([.D26]&lt;32;&quot;7&quot;;IF([.D26]&lt;35;&quot;7.5&quot;;IF([.D26]&lt;37;&quot;8&quot;;IF([.D2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5]&gt;14;[.C35]&lt;19);&quot;5&quot;;IF([.C35]&lt;23;&quot;5.5&quot;;IF([.C35]&lt;27;&quot;6&quot;;IF([.C35]&lt;30;&quot;6.5&quot;;IF([.C35]&lt;33;&quot;7&quot;;IF([.C35]&lt;35;&quot;7.5&quot;;IF([.C35]&lt;37;&quot;8&quot;;IF([.C35]&lt;39;&quot;8.5&quot;; &quot;9&quot;))))))))" office:value-type="string" office:string-value="5.5" calcext:value-type="string">
            <text:p>5.5</text:p>
          </table:table-cell>
          <table:table-cell table:style-name="ce5" table:formula="of:=IF(AND([.D27]&gt;15;[.D27]&lt;18);&quot;5&quot;;IF([.D27]&lt;23;&quot;5.5&quot;;IF([.D27]&lt;26;&quot;6&quot;;IF([.D27]&lt;30;&quot;6.5&quot;;IF([.D27]&lt;32;&quot;7&quot;;IF([.D27]&lt;35;&quot;7.5&quot;;IF([.D27]&lt;37;&quot;8&quot;;IF([.D2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6]&gt;14;[.C36]&lt;19);&quot;5&quot;;IF([.C36]&lt;23;&quot;5.5&quot;;IF([.C36]&lt;27;&quot;6&quot;;IF([.C36]&lt;30;&quot;6.5&quot;;IF([.C36]&lt;33;&quot;7&quot;;IF([.C36]&lt;35;&quot;7.5&quot;;IF([.C36]&lt;37;&quot;8&quot;;IF([.C36]&lt;39;&quot;8.5&quot;; &quot;9&quot;))))))))" office:value-type="string" office:string-value="5.5" calcext:value-type="string">
            <text:p>5.5</text:p>
          </table:table-cell>
          <table:table-cell table:style-name="ce5" table:formula="of:=IF(AND([.D28]&gt;15;[.D28]&lt;18);&quot;5&quot;;IF([.D28]&lt;23;&quot;5.5&quot;;IF([.D28]&lt;26;&quot;6&quot;;IF([.D28]&lt;30;&quot;6.5&quot;;IF([.D28]&lt;32;&quot;7&quot;;IF([.D28]&lt;35;&quot;7.5&quot;;IF([.D28]&lt;37;&quot;8&quot;;IF([.D2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7]&gt;14;[.C37]&lt;19);&quot;5&quot;;IF([.C37]&lt;23;&quot;5.5&quot;;IF([.C37]&lt;27;&quot;6&quot;;IF([.C37]&lt;30;&quot;6.5&quot;;IF([.C37]&lt;33;&quot;7&quot;;IF([.C37]&lt;35;&quot;7.5&quot;;IF([.C37]&lt;37;&quot;8&quot;;IF([.C37]&lt;39;&quot;8.5&quot;; &quot;9&quot;))))))))" office:value-type="string" office:string-value="5.5" calcext:value-type="string">
            <text:p>5.5</text:p>
          </table:table-cell>
          <table:table-cell table:style-name="ce5" table:formula="of:=IF(AND([.D29]&gt;15;[.D29]&lt;18);&quot;5&quot;;IF([.D29]&lt;23;&quot;5.5&quot;;IF([.D29]&lt;26;&quot;6&quot;;IF([.D29]&lt;30;&quot;6.5&quot;;IF([.D29]&lt;32;&quot;7&quot;;IF([.D29]&lt;35;&quot;7.5&quot;;IF([.D29]&lt;37;&quot;8&quot;;IF([.D2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8]&gt;14;[.C38]&lt;19);&quot;5&quot;;IF([.C38]&lt;23;&quot;5.5&quot;;IF([.C38]&lt;27;&quot;6&quot;;IF([.C38]&lt;30;&quot;6.5&quot;;IF([.C38]&lt;33;&quot;7&quot;;IF([.C38]&lt;35;&quot;7.5&quot;;IF([.C38]&lt;37;&quot;8&quot;;IF([.C38]&lt;39;&quot;8.5&quot;; &quot;9&quot;))))))))" office:value-type="string" office:string-value="5.5" calcext:value-type="string">
            <text:p>5.5</text:p>
          </table:table-cell>
          <table:table-cell table:style-name="ce5" table:formula="of:=IF(AND([.D30]&gt;15;[.D30]&lt;18);&quot;5&quot;;IF([.D30]&lt;23;&quot;5.5&quot;;IF([.D30]&lt;26;&quot;6&quot;;IF([.D30]&lt;30;&quot;6.5&quot;;IF([.D30]&lt;32;&quot;7&quot;;IF([.D30]&lt;35;&quot;7.5&quot;;IF([.D30]&lt;37;&quot;8&quot;;IF([.D3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39]&gt;14;[.C39]&lt;19);&quot;5&quot;;IF([.C39]&lt;23;&quot;5.5&quot;;IF([.C39]&lt;27;&quot;6&quot;;IF([.C39]&lt;30;&quot;6.5&quot;;IF([.C39]&lt;33;&quot;7&quot;;IF([.C39]&lt;35;&quot;7.5&quot;;IF([.C39]&lt;37;&quot;8&quot;;IF([.C39]&lt;39;&quot;8.5&quot;; &quot;9&quot;))))))))" office:value-type="string" office:string-value="5.5" calcext:value-type="string">
            <text:p>5.5</text:p>
          </table:table-cell>
          <table:table-cell table:style-name="ce5" table:formula="of:=IF(AND([.D31]&gt;15;[.D31]&lt;18);&quot;5&quot;;IF([.D31]&lt;23;&quot;5.5&quot;;IF([.D31]&lt;26;&quot;6&quot;;IF([.D31]&lt;30;&quot;6.5&quot;;IF([.D31]&lt;32;&quot;7&quot;;IF([.D31]&lt;35;&quot;7.5&quot;;IF([.D31]&lt;37;&quot;8&quot;;IF([.D31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0]&gt;14;[.C40]&lt;19);&quot;5&quot;;IF([.C40]&lt;23;&quot;5.5&quot;;IF([.C40]&lt;27;&quot;6&quot;;IF([.C40]&lt;30;&quot;6.5&quot;;IF([.C40]&lt;33;&quot;7&quot;;IF([.C40]&lt;35;&quot;7.5&quot;;IF([.C40]&lt;37;&quot;8&quot;;IF([.C40]&lt;39;&quot;8.5&quot;; &quot;9&quot;))))))))" office:value-type="string" office:string-value="5.5" calcext:value-type="string">
            <text:p>5.5</text:p>
          </table:table-cell>
          <table:table-cell table:style-name="ce5" table:formula="of:=IF(AND([.D32]&gt;15;[.D32]&lt;18);&quot;5&quot;;IF([.D32]&lt;23;&quot;5.5&quot;;IF([.D32]&lt;26;&quot;6&quot;;IF([.D32]&lt;30;&quot;6.5&quot;;IF([.D32]&lt;32;&quot;7&quot;;IF([.D32]&lt;35;&quot;7.5&quot;;IF([.D32]&lt;37;&quot;8&quot;;IF([.D3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1]&gt;14;[.C41]&lt;19);&quot;5&quot;;IF([.C41]&lt;23;&quot;5.5&quot;;IF([.C41]&lt;27;&quot;6&quot;;IF([.C41]&lt;30;&quot;6.5&quot;;IF([.C41]&lt;33;&quot;7&quot;;IF([.C41]&lt;35;&quot;7.5&quot;;IF([.C41]&lt;37;&quot;8&quot;;IF([.C41]&lt;39;&quot;8.5&quot;; &quot;9&quot;))))))))" office:value-type="string" office:string-value="5.5" calcext:value-type="string">
            <text:p>5.5</text:p>
          </table:table-cell>
          <table:table-cell table:style-name="ce5" table:formula="of:=IF(AND([.D33]&gt;15;[.D33]&lt;18);&quot;5&quot;;IF([.D33]&lt;23;&quot;5.5&quot;;IF([.D33]&lt;26;&quot;6&quot;;IF([.D33]&lt;30;&quot;6.5&quot;;IF([.D33]&lt;32;&quot;7&quot;;IF([.D33]&lt;35;&quot;7.5&quot;;IF([.D33]&lt;37;&quot;8&quot;;IF([.D3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2]&gt;14;[.C42]&lt;19);&quot;5&quot;;IF([.C42]&lt;23;&quot;5.5&quot;;IF([.C42]&lt;27;&quot;6&quot;;IF([.C42]&lt;30;&quot;6.5&quot;;IF([.C42]&lt;33;&quot;7&quot;;IF([.C42]&lt;35;&quot;7.5&quot;;IF([.C42]&lt;37;&quot;8&quot;;IF([.C42]&lt;39;&quot;8.5&quot;; &quot;9&quot;))))))))" office:value-type="string" office:string-value="5.5" calcext:value-type="string">
            <text:p>5.5</text:p>
          </table:table-cell>
          <table:table-cell table:style-name="ce5" table:formula="of:=IF(AND([.D34]&gt;15;[.D34]&lt;18);&quot;5&quot;;IF([.D34]&lt;23;&quot;5.5&quot;;IF([.D34]&lt;26;&quot;6&quot;;IF([.D34]&lt;30;&quot;6.5&quot;;IF([.D34]&lt;32;&quot;7&quot;;IF([.D34]&lt;35;&quot;7.5&quot;;IF([.D34]&lt;37;&quot;8&quot;;IF([.D3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3]&gt;14;[.C43]&lt;19);&quot;5&quot;;IF([.C43]&lt;23;&quot;5.5&quot;;IF([.C43]&lt;27;&quot;6&quot;;IF([.C43]&lt;30;&quot;6.5&quot;;IF([.C43]&lt;33;&quot;7&quot;;IF([.C43]&lt;35;&quot;7.5&quot;;IF([.C43]&lt;37;&quot;8&quot;;IF([.C43]&lt;39;&quot;8.5&quot;; &quot;9&quot;))))))))" office:value-type="string" office:string-value="5.5" calcext:value-type="string">
            <text:p>5.5</text:p>
          </table:table-cell>
          <table:table-cell table:style-name="ce5" table:formula="of:=IF(AND([.D35]&gt;15;[.D35]&lt;18);&quot;5&quot;;IF([.D35]&lt;23;&quot;5.5&quot;;IF([.D35]&lt;26;&quot;6&quot;;IF([.D35]&lt;30;&quot;6.5&quot;;IF([.D35]&lt;32;&quot;7&quot;;IF([.D35]&lt;35;&quot;7.5&quot;;IF([.D35]&lt;37;&quot;8&quot;;IF([.D3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4]&gt;14;[.C44]&lt;19);&quot;5&quot;;IF([.C44]&lt;23;&quot;5.5&quot;;IF([.C44]&lt;27;&quot;6&quot;;IF([.C44]&lt;30;&quot;6.5&quot;;IF([.C44]&lt;33;&quot;7&quot;;IF([.C44]&lt;35;&quot;7.5&quot;;IF([.C44]&lt;37;&quot;8&quot;;IF([.C44]&lt;39;&quot;8.5&quot;; &quot;9&quot;))))))))" office:value-type="string" office:string-value="5.5" calcext:value-type="string">
            <text:p>5.5</text:p>
          </table:table-cell>
          <table:table-cell table:style-name="ce5" table:formula="of:=IF(AND([.D36]&gt;15;[.D36]&lt;18);&quot;5&quot;;IF([.D36]&lt;23;&quot;5.5&quot;;IF([.D36]&lt;26;&quot;6&quot;;IF([.D36]&lt;30;&quot;6.5&quot;;IF([.D36]&lt;32;&quot;7&quot;;IF([.D36]&lt;35;&quot;7.5&quot;;IF([.D36]&lt;37;&quot;8&quot;;IF([.D3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5]&gt;14;[.C45]&lt;19);&quot;5&quot;;IF([.C45]&lt;23;&quot;5.5&quot;;IF([.C45]&lt;27;&quot;6&quot;;IF([.C45]&lt;30;&quot;6.5&quot;;IF([.C45]&lt;33;&quot;7&quot;;IF([.C45]&lt;35;&quot;7.5&quot;;IF([.C45]&lt;37;&quot;8&quot;;IF([.C45]&lt;39;&quot;8.5&quot;; &quot;9&quot;))))))))" office:value-type="string" office:string-value="5.5" calcext:value-type="string">
            <text:p>5.5</text:p>
          </table:table-cell>
          <table:table-cell table:style-name="ce5" table:formula="of:=IF(AND([.D37]&gt;15;[.D37]&lt;18);&quot;5&quot;;IF([.D37]&lt;23;&quot;5.5&quot;;IF([.D37]&lt;26;&quot;6&quot;;IF([.D37]&lt;30;&quot;6.5&quot;;IF([.D37]&lt;32;&quot;7&quot;;IF([.D37]&lt;35;&quot;7.5&quot;;IF([.D37]&lt;37;&quot;8&quot;;IF([.D3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6]&gt;14;[.C46]&lt;19);&quot;5&quot;;IF([.C46]&lt;23;&quot;5.5&quot;;IF([.C46]&lt;27;&quot;6&quot;;IF([.C46]&lt;30;&quot;6.5&quot;;IF([.C46]&lt;33;&quot;7&quot;;IF([.C46]&lt;35;&quot;7.5&quot;;IF([.C46]&lt;37;&quot;8&quot;;IF([.C46]&lt;39;&quot;8.5&quot;; &quot;9&quot;))))))))" office:value-type="string" office:string-value="5.5" calcext:value-type="string">
            <text:p>5.5</text:p>
          </table:table-cell>
          <table:table-cell table:style-name="ce5" table:formula="of:=IF(AND([.D38]&gt;15;[.D38]&lt;18);&quot;5&quot;;IF([.D38]&lt;23;&quot;5.5&quot;;IF([.D38]&lt;26;&quot;6&quot;;IF([.D38]&lt;30;&quot;6.5&quot;;IF([.D38]&lt;32;&quot;7&quot;;IF([.D38]&lt;35;&quot;7.5&quot;;IF([.D38]&lt;37;&quot;8&quot;;IF([.D3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7]&gt;14;[.C47]&lt;19);&quot;5&quot;;IF([.C47]&lt;23;&quot;5.5&quot;;IF([.C47]&lt;27;&quot;6&quot;;IF([.C47]&lt;30;&quot;6.5&quot;;IF([.C47]&lt;33;&quot;7&quot;;IF([.C47]&lt;35;&quot;7.5&quot;;IF([.C47]&lt;37;&quot;8&quot;;IF([.C47]&lt;39;&quot;8.5&quot;; &quot;9&quot;))))))))" office:value-type="string" office:string-value="5.5" calcext:value-type="string">
            <text:p>5.5</text:p>
          </table:table-cell>
          <table:table-cell table:style-name="ce5" table:formula="of:=IF(AND([.D39]&gt;15;[.D39]&lt;18);&quot;5&quot;;IF([.D39]&lt;23;&quot;5.5&quot;;IF([.D39]&lt;26;&quot;6&quot;;IF([.D39]&lt;30;&quot;6.5&quot;;IF([.D39]&lt;32;&quot;7&quot;;IF([.D39]&lt;35;&quot;7.5&quot;;IF([.D39]&lt;37;&quot;8&quot;;IF([.D3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8]&gt;14;[.C48]&lt;19);&quot;5&quot;;IF([.C48]&lt;23;&quot;5.5&quot;;IF([.C48]&lt;27;&quot;6&quot;;IF([.C48]&lt;30;&quot;6.5&quot;;IF([.C48]&lt;33;&quot;7&quot;;IF([.C48]&lt;35;&quot;7.5&quot;;IF([.C48]&lt;37;&quot;8&quot;;IF([.C48]&lt;39;&quot;8.5&quot;; &quot;9&quot;))))))))" office:value-type="string" office:string-value="5.5" calcext:value-type="string">
            <text:p>5.5</text:p>
          </table:table-cell>
          <table:table-cell table:style-name="ce5" table:formula="of:=IF(AND([.D40]&gt;15;[.D40]&lt;18);&quot;5&quot;;IF([.D40]&lt;23;&quot;5.5&quot;;IF([.D40]&lt;26;&quot;6&quot;;IF([.D40]&lt;30;&quot;6.5&quot;;IF([.D40]&lt;32;&quot;7&quot;;IF([.D40]&lt;35;&quot;7.5&quot;;IF([.D40]&lt;37;&quot;8&quot;;IF([.D4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49]&gt;14;[.C49]&lt;19);&quot;5&quot;;IF([.C49]&lt;23;&quot;5.5&quot;;IF([.C49]&lt;27;&quot;6&quot;;IF([.C49]&lt;30;&quot;6.5&quot;;IF([.C49]&lt;33;&quot;7&quot;;IF([.C49]&lt;35;&quot;7.5&quot;;IF([.C49]&lt;37;&quot;8&quot;;IF([.C49]&lt;39;&quot;8.5&quot;; &quot;9&quot;))))))))" office:value-type="string" office:string-value="5.5" calcext:value-type="string">
            <text:p>5.5</text:p>
          </table:table-cell>
          <table:table-cell table:style-name="ce5" table:formula="of:=IF(AND([.D41]&gt;15;[.D41]&lt;18);&quot;5&quot;;IF([.D41]&lt;23;&quot;5.5&quot;;IF([.D41]&lt;26;&quot;6&quot;;IF([.D41]&lt;30;&quot;6.5&quot;;IF([.D41]&lt;32;&quot;7&quot;;IF([.D41]&lt;35;&quot;7.5&quot;;IF([.D41]&lt;37;&quot;8&quot;;IF([.D41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0]&gt;14;[.C50]&lt;19);&quot;5&quot;;IF([.C50]&lt;23;&quot;5.5&quot;;IF([.C50]&lt;27;&quot;6&quot;;IF([.C50]&lt;30;&quot;6.5&quot;;IF([.C50]&lt;33;&quot;7&quot;;IF([.C50]&lt;35;&quot;7.5&quot;;IF([.C50]&lt;37;&quot;8&quot;;IF([.C50]&lt;39;&quot;8.5&quot;; &quot;9&quot;))))))))" office:value-type="string" office:string-value="5.5" calcext:value-type="string">
            <text:p>5.5</text:p>
          </table:table-cell>
          <table:table-cell table:style-name="ce5" table:formula="of:=IF(AND([.D42]&gt;15;[.D42]&lt;18);&quot;5&quot;;IF([.D42]&lt;23;&quot;5.5&quot;;IF([.D42]&lt;26;&quot;6&quot;;IF([.D42]&lt;30;&quot;6.5&quot;;IF([.D42]&lt;32;&quot;7&quot;;IF([.D42]&lt;35;&quot;7.5&quot;;IF([.D42]&lt;37;&quot;8&quot;;IF([.D4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1]&gt;14;[.C51]&lt;19);&quot;5&quot;;IF([.C51]&lt;23;&quot;5.5&quot;;IF([.C51]&lt;27;&quot;6&quot;;IF([.C51]&lt;30;&quot;6.5&quot;;IF([.C51]&lt;33;&quot;7&quot;;IF([.C51]&lt;35;&quot;7.5&quot;;IF([.C51]&lt;37;&quot;8&quot;;IF([.C51]&lt;39;&quot;8.5&quot;; &quot;9&quot;))))))))" office:value-type="string" office:string-value="5.5" calcext:value-type="string">
            <text:p>5.5</text:p>
          </table:table-cell>
          <table:table-cell table:style-name="ce5" table:formula="of:=IF(AND([.D43]&gt;15;[.D43]&lt;18);&quot;5&quot;;IF([.D43]&lt;23;&quot;5.5&quot;;IF([.D43]&lt;26;&quot;6&quot;;IF([.D43]&lt;30;&quot;6.5&quot;;IF([.D43]&lt;32;&quot;7&quot;;IF([.D43]&lt;35;&quot;7.5&quot;;IF([.D43]&lt;37;&quot;8&quot;;IF([.D43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2]&gt;14;[.C52]&lt;19);&quot;5&quot;;IF([.C52]&lt;23;&quot;5.5&quot;;IF([.C52]&lt;27;&quot;6&quot;;IF([.C52]&lt;30;&quot;6.5&quot;;IF([.C52]&lt;33;&quot;7&quot;;IF([.C52]&lt;35;&quot;7.5&quot;;IF([.C52]&lt;37;&quot;8&quot;;IF([.C52]&lt;39;&quot;8.5&quot;; &quot;9&quot;))))))))" office:value-type="string" office:string-value="5.5" calcext:value-type="string">
            <text:p>5.5</text:p>
          </table:table-cell>
          <table:table-cell table:style-name="ce5" table:formula="of:=IF(AND([.D44]&gt;15;[.D44]&lt;18);&quot;5&quot;;IF([.D44]&lt;23;&quot;5.5&quot;;IF([.D44]&lt;26;&quot;6&quot;;IF([.D44]&lt;30;&quot;6.5&quot;;IF([.D44]&lt;32;&quot;7&quot;;IF([.D44]&lt;35;&quot;7.5&quot;;IF([.D44]&lt;37;&quot;8&quot;;IF([.D44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3]&gt;14;[.C53]&lt;19);&quot;5&quot;;IF([.C53]&lt;23;&quot;5.5&quot;;IF([.C53]&lt;27;&quot;6&quot;;IF([.C53]&lt;30;&quot;6.5&quot;;IF([.C53]&lt;33;&quot;7&quot;;IF([.C53]&lt;35;&quot;7.5&quot;;IF([.C53]&lt;37;&quot;8&quot;;IF([.C53]&lt;39;&quot;8.5&quot;; &quot;9&quot;))))))))" office:value-type="string" office:string-value="5.5" calcext:value-type="string">
            <text:p>5.5</text:p>
          </table:table-cell>
          <table:table-cell table:style-name="ce5" table:formula="of:=IF(AND([.D45]&gt;15;[.D45]&lt;18);&quot;5&quot;;IF([.D45]&lt;23;&quot;5.5&quot;;IF([.D45]&lt;26;&quot;6&quot;;IF([.D45]&lt;30;&quot;6.5&quot;;IF([.D45]&lt;32;&quot;7&quot;;IF([.D45]&lt;35;&quot;7.5&quot;;IF([.D45]&lt;37;&quot;8&quot;;IF([.D45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4]&gt;14;[.C54]&lt;19);&quot;5&quot;;IF([.C54]&lt;23;&quot;5.5&quot;;IF([.C54]&lt;27;&quot;6&quot;;IF([.C54]&lt;30;&quot;6.5&quot;;IF([.C54]&lt;33;&quot;7&quot;;IF([.C54]&lt;35;&quot;7.5&quot;;IF([.C54]&lt;37;&quot;8&quot;;IF([.C54]&lt;39;&quot;8.5&quot;; &quot;9&quot;))))))))" office:value-type="string" office:string-value="5.5" calcext:value-type="string">
            <text:p>5.5</text:p>
          </table:table-cell>
          <table:table-cell table:style-name="ce5" table:formula="of:=IF(AND([.D46]&gt;15;[.D46]&lt;18);&quot;5&quot;;IF([.D46]&lt;23;&quot;5.5&quot;;IF([.D46]&lt;26;&quot;6&quot;;IF([.D46]&lt;30;&quot;6.5&quot;;IF([.D46]&lt;32;&quot;7&quot;;IF([.D46]&lt;35;&quot;7.5&quot;;IF([.D46]&lt;37;&quot;8&quot;;IF([.D46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5]&gt;14;[.C55]&lt;19);&quot;5&quot;;IF([.C55]&lt;23;&quot;5.5&quot;;IF([.C55]&lt;27;&quot;6&quot;;IF([.C55]&lt;30;&quot;6.5&quot;;IF([.C55]&lt;33;&quot;7&quot;;IF([.C55]&lt;35;&quot;7.5&quot;;IF([.C55]&lt;37;&quot;8&quot;;IF([.C55]&lt;39;&quot;8.5&quot;; &quot;9&quot;))))))))" office:value-type="string" office:string-value="5.5" calcext:value-type="string">
            <text:p>5.5</text:p>
          </table:table-cell>
          <table:table-cell table:style-name="ce5" table:formula="of:=IF(AND([.D47]&gt;15;[.D47]&lt;18);&quot;5&quot;;IF([.D47]&lt;23;&quot;5.5&quot;;IF([.D47]&lt;26;&quot;6&quot;;IF([.D47]&lt;30;&quot;6.5&quot;;IF([.D47]&lt;32;&quot;7&quot;;IF([.D47]&lt;35;&quot;7.5&quot;;IF([.D47]&lt;37;&quot;8&quot;;IF([.D47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6]&gt;14;[.C56]&lt;19);&quot;5&quot;;IF([.C56]&lt;23;&quot;5.5&quot;;IF([.C56]&lt;27;&quot;6&quot;;IF([.C56]&lt;30;&quot;6.5&quot;;IF([.C56]&lt;33;&quot;7&quot;;IF([.C56]&lt;35;&quot;7.5&quot;;IF([.C56]&lt;37;&quot;8&quot;;IF([.C56]&lt;39;&quot;8.5&quot;; &quot;9&quot;))))))))" office:value-type="string" office:string-value="5.5" calcext:value-type="string">
            <text:p>5.5</text:p>
          </table:table-cell>
          <table:table-cell table:style-name="ce5" table:formula="of:=IF(AND([.D48]&gt;15;[.D48]&lt;18);&quot;5&quot;;IF([.D48]&lt;23;&quot;5.5&quot;;IF([.D48]&lt;26;&quot;6&quot;;IF([.D48]&lt;30;&quot;6.5&quot;;IF([.D48]&lt;32;&quot;7&quot;;IF([.D48]&lt;35;&quot;7.5&quot;;IF([.D48]&lt;37;&quot;8&quot;;IF([.D48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7]&gt;14;[.C57]&lt;19);&quot;5&quot;;IF([.C57]&lt;23;&quot;5.5&quot;;IF([.C57]&lt;27;&quot;6&quot;;IF([.C57]&lt;30;&quot;6.5&quot;;IF([.C57]&lt;33;&quot;7&quot;;IF([.C57]&lt;35;&quot;7.5&quot;;IF([.C57]&lt;37;&quot;8&quot;;IF([.C57]&lt;39;&quot;8.5&quot;; &quot;9&quot;))))))))" office:value-type="string" office:string-value="5.5" calcext:value-type="string">
            <text:p>5.5</text:p>
          </table:table-cell>
          <table:table-cell table:style-name="ce5" table:formula="of:=IF(AND([.D49]&gt;15;[.D49]&lt;18);&quot;5&quot;;IF([.D49]&lt;23;&quot;5.5&quot;;IF([.D49]&lt;26;&quot;6&quot;;IF([.D49]&lt;30;&quot;6.5&quot;;IF([.D49]&lt;32;&quot;7&quot;;IF([.D49]&lt;35;&quot;7.5&quot;;IF([.D49]&lt;37;&quot;8&quot;;IF([.D49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8]&gt;14;[.C58]&lt;19);&quot;5&quot;;IF([.C58]&lt;23;&quot;5.5&quot;;IF([.C58]&lt;27;&quot;6&quot;;IF([.C58]&lt;30;&quot;6.5&quot;;IF([.C58]&lt;33;&quot;7&quot;;IF([.C58]&lt;35;&quot;7.5&quot;;IF([.C58]&lt;37;&quot;8&quot;;IF([.C58]&lt;39;&quot;8.5&quot;; &quot;9&quot;))))))))" office:value-type="string" office:string-value="5.5" calcext:value-type="string">
            <text:p>5.5</text:p>
          </table:table-cell>
          <table:table-cell table:style-name="ce5" table:formula="of:=IF(AND([.D50]&gt;15;[.D50]&lt;18);&quot;5&quot;;IF([.D50]&lt;23;&quot;5.5&quot;;IF([.D50]&lt;26;&quot;6&quot;;IF([.D50]&lt;30;&quot;6.5&quot;;IF([.D50]&lt;32;&quot;7&quot;;IF([.D50]&lt;35;&quot;7.5&quot;;IF([.D50]&lt;37;&quot;8&quot;;IF([.D50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59]&gt;14;[.C59]&lt;19);&quot;5&quot;;IF([.C59]&lt;23;&quot;5.5&quot;;IF([.C59]&lt;27;&quot;6&quot;;IF([.C59]&lt;30;&quot;6.5&quot;;IF([.C59]&lt;33;&quot;7&quot;;IF([.C59]&lt;35;&quot;7.5&quot;;IF([.C59]&lt;37;&quot;8&quot;;IF([.C59]&lt;39;&quot;8.5&quot;; &quot;9&quot;))))))))" office:value-type="string" office:string-value="5.5" calcext:value-type="string">
            <text:p>5.5</text:p>
          </table:table-cell>
          <table:table-cell table:style-name="ce5" table:formula="of:=IF(AND([.D51]&gt;15;[.D51]&lt;18);&quot;5&quot;;IF([.D51]&lt;23;&quot;5.5&quot;;IF([.D51]&lt;26;&quot;6&quot;;IF([.D51]&lt;30;&quot;6.5&quot;;IF([.D51]&lt;32;&quot;7&quot;;IF([.D51]&lt;35;&quot;7.5&quot;;IF([.D51]&lt;37;&quot;8&quot;;IF([.D51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table-cell table:style-name="ce1" table:number-columns-repeated="3"/>
          <table:table-cell table:style-name="ce4" table:formula="of:=IF(AND([.C60]&gt;14;[.C60]&lt;19);&quot;5&quot;;IF([.C60]&lt;23;&quot;5.5&quot;;IF([.C60]&lt;27;&quot;6&quot;;IF([.C60]&lt;30;&quot;6.5&quot;;IF([.C60]&lt;33;&quot;7&quot;;IF([.C60]&lt;35;&quot;7.5&quot;;IF([.C60]&lt;37;&quot;8&quot;;IF([.C60]&lt;39;&quot;8.5&quot;; &quot;9&quot;))))))))" office:value-type="string" office:string-value="5.5" calcext:value-type="string">
            <text:p>5.5</text:p>
          </table:table-cell>
          <table:table-cell table:style-name="ce5" table:formula="of:=IF(AND([.D52]&gt;15;[.D52]&lt;18);&quot;5&quot;;IF([.D52]&lt;23;&quot;5.5&quot;;IF([.D52]&lt;26;&quot;6&quot;;IF([.D52]&lt;30;&quot;6.5&quot;;IF([.D52]&lt;32;&quot;7&quot;;IF([.D52]&lt;35;&quot;7.5&quot;;IF([.D52]&lt;37;&quot;8&quot;;IF([.D52]&lt;39;&quot;8.5&quot;; &quot;9&quot;))))))))" office:value-type="string" office:string-value="5.5" calcext:value-type="string">
            <text:p>5.5</text:p>
          </table:table-cell>
          <table:table-cell table:style-name="ce6" table:number-columns-repeated="58"/>
        </table:table-row>
        <table:table-row table:style-name="ro1" table:number-rows-repeated="124">
          <table:table-cell table:style-name="ce2" table:number-columns-repeated="7"/>
          <table:table-cell/>
          <table:table-cell table:style-name="ce2"/>
          <table:table-cell table:style-name="ce6" table:number-columns-repeated="58"/>
        </table:table-row>
        <table:table-row table:style-name="ro1" table:number-rows-repeated="1048391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43:12.248418731</meta:creation-date>
    <dc:date>2023-01-19T15:54:36.467228261</dc:date>
    <meta:editing-duration>PT33S</meta:editing-duration>
    <meta:editing-cycles>1</meta:editing-cycles>
    <meta:document-statistic meta:table-count="1" meta:cell-count="127" meta:object-count="0"/>
    <meta:generator>LibreOffice/6.4.7.2$Linux_X86_64 LibreOffice_project/40$Build-2</meta:generator>
  </office:meta>
</office:document-meta>
</file>